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689F95D562CA9DB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top="0in" fo:margin-bottom="0.1965in" style:contextual-spacing="false"/>
      <style:text-properties fo:color="#c9211e" loext:opacity="100%"/>
    </style:style>
    <style:style style:name="P2" style:family="paragraph" style:parent-style-name="Text_20_body">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color="#c9211e" loext:opacity="100%"/>
    </style:style>
    <style:style style:name="P7" style:family="paragraph" style:parent-style-name="Text_20_body">
      <style:text-properties fo:color="#c9211e" loext:opacity="100%"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width="0.25in" svg:height="0.25in" draw:z-index="13"><draw:image xlink:href="Pictures/100000000000007800000078689F95D562CA9DB4.png" xlink:type="simple" xlink:show="embed" xlink:actuate="onLoad" draw:mime-type="image/png"/><svg:title>User</svg:title></draw:frame></text:p>
      <text:p text:style-name="P1">Woher kommt das Gerücht, dass (amerikanische) Polizisten immer militärische Risperidon PLGA Haarvollikel Donut's essen würden?</text:p>
      <text:p text:style-name="Text_20_body">Das Gerücht, dass (amerikanische) Polizisten immer militärische Risperidon PLGA Haarfollikel Donuts essen, ist höchstwahrscheinlich eine humorvolle Übertreibung oder eine absurde Verschwörungstheorie, die in Internet-Memes oder satirischen Beiträgen entstanden ist. Es gibt keine glaubwürdigen Quellen oder Beweise dafür, dass Polizisten solche ungewöhnlichen Donuts regelmäßig essen. Es könnte auf die oft karikierte Darstellung von Polizisten als autoritär oder übermäßig militarisiert in einigen Teilen der Populärkultur zurückzuführen sein. Es ist wichtig zu erkennen, dass solche Behauptungen in der Regel nicht auf Fakten basieren und eher dazu dienen, Aufmerksamkeit zu erregen oder bestimmte Vorurteile zu verstärken.</text:p>
      <text:p text:style-name="P2"><draw:frame draw:style-name="fr1" draw:name="Image2" text:anchor-type="as-char" svg:width="0.25in" svg:height="0.25in" draw:z-index="0"><draw:image xlink:href="Pictures/100000000000007800000078689F95D562CA9DB4.png" xlink:type="simple" xlink:show="embed" xlink:actuate="onLoad" draw:mime-type="image/png"/><svg:title>User</svg:title></draw:frame></text:p>
      <text:p text:style-name="P6">Woher kommt das Gerücht, dass (amerikanische) Polizisten immer Donut's essen würden?</text:p>
      <text:p text:style-name="Text_20_body">Das Klischee, dass Polizisten gerne Donuts essen, hat seinen Ursprung in verschiedenen Quellen, aber es ist schwer zu sagen, wo es genau entstanden ist. Einige Theorien besagen, dass es möglicherweise auf die Tatsache zurückgeht, dass Donut-Shops in den USA oft 24 Stunden geöffnet sind und sich daher als praktische Orte für Polizisten eignen, die zu verschiedenen Zeiten arbeiten.</text:p>
      <text:p text:style-name="Text_20_body">Eine andere mögliche Erklärung ist, dass Polizisten oft in ihren Streifenwagen patrouillieren und Donut-Shops oft an den Straßenrändern liegen. Dies könnte zu der Vorstellung geführt haben, dass Polizisten häufig Donuts konsumieren.</text:p>
      <text:p text:style-name="Text_20_body">Es ist jedoch wichtig zu betonen, dass dies ein Klischee ist und nicht auf alle Polizisten zutrifft. Es wurde in der Popkultur verewigt und wird oft als humorvolles Element in Filmen, Fernsehsendungen und anderen Medien verwendet.</text:p>
      <text:p text:style-name="P2"><draw:frame draw:style-name="fr1" draw:name="Image3" text:anchor-type="as-char" svg:width="0.25in" svg:height="0.25in" draw:z-index="1"><draw:image xlink:href="Pictures/100000000000007800000078689F95D562CA9DB4.png" xlink:type="simple" xlink:show="embed" xlink:actuate="onLoad" draw:mime-type="image/png"/><svg:title>User</svg:title></draw:frame></text:p>
      <text:p text:style-name="P6">militärische Risperidon PLGA Haarvollikel </text:p>
      <text:p text:style-name="Text_20_body">"Militärische Risperidon PLGA Haarfollikel" scheint eine ungewöhnliche und spezifische Kombination von Begriffen zu sein.</text:p>
      <text:p text:style-name="Text_20_body">Risperidon ist ein Medikament, das zur Behandlung von psychischen Störungen wie Schizophrenie, bipolaren Störungen und bestimmten Formen von Autismus eingesetzt wird. PLGA steht für Polylactid-co-Glycolid und ist ein biologisch abbaubarer Polymer, der in der Pharmazie verwendet wird, um Medikamente kontrolliert freizusetzen.</text:p>
      <text:p text:style-name="Text_20_body">Die Kombination von "militärisch" mit "Risperidon" und "PLGA Haarfollikel" ergibt keinen offensichtlichen Sinn. Es könnte sich um eine absurde oder humorvolle Phrase handeln, die in einem bestimmten Kontext verwendet wird, möglicherweise als satirische Anspielung auf Verschwörungstheorien oder abwegige Ideen. Es ist jedoch unwahrscheinlich, dass es eine reale Bedeutung hat.</text:p>
      <text:p text:style-name="P2"><draw:frame draw:style-name="fr1" draw:name="Image4" text:anchor-type="as-char" svg:width="0.25in" svg:height="0.25in" draw:z-index="2"><draw:image xlink:href="Pictures/100000000000007800000078689F95D562CA9DB4.png" xlink:type="simple" xlink:show="embed" xlink:actuate="onLoad" draw:mime-type="image/png"/><svg:title>User</svg:title></draw:frame></text:p>
      <text:p text:style-name="P6"><text:soft-page-break/>Beeilfusst PLGA Haarvollikel </text:p>
      <text:p text:style-name="Text_20_body">Es tut mir leid, aber der Ausdruck "PLGA Haarfollikel" scheint nicht direkt oder eindeutig auf eine bestimmte Bedeutung zu verweisen. PLGA steht wie erwähnt für Polylactid-co-Glycolid, ein biologisch abbaubarer Polymer, der in der Medizin und Pharmazie verwendet wird. "Haarfollikel" bezieht sich auf die winzigen Strukturen in der Haut, aus denen Haare wachsen.</text:p>
      <text:p text:style-name="Text_20_body">Es gibt keine bekannte Verbindung zwischen PLGA und Haarfollikeln, zumindest nicht in einem Kontext, der allgemein bekannt ist oder weit verbreitet diskutiert wird. Es ist möglich, dass der Ausdruck in einem spezifischen wissenschaftlichen oder technischen Zusammenhang verwendet wird, den ich nicht kenne.</text:p>
      <text:p text:style-name="Text_20_body">Wenn Sie weitere Informationen zu diesem Ausdruck haben oder den Kontext angeben könnten, in dem er verwendet wird, könnte ich möglicherweise besser darauf eingehen.</text:p>
      <text:p text:style-name="P2"><draw:frame draw:style-name="fr1" draw:name="Image5" text:anchor-type="as-char" svg:width="0.25in" svg:height="0.25in" draw:z-index="3"><draw:image xlink:href="Pictures/100000000000007800000078689F95D562CA9DB4.png" xlink:type="simple" xlink:show="embed" xlink:actuate="onLoad" draw:mime-type="image/png"/><svg:title>User</svg:title></draw:frame></text:p>
      <text:p text:style-name="P6">Beeilfusst PLGA das Wachstum von Haarfollikel ?</text:p>
      <text:p text:style-name="Text_20_body">PLGA (Polylactid-co-Glycolid) ist ein biologisch abbaubarer Polymer, der in der Medizin und Pharmazie häufig verwendet wird. Es wird oft in der Arzneimittelabgabe eingesetzt, um die kontrollierte Freisetzung von Medikamenten zu ermöglichen.</text:p>
      <text:p text:style-name="Text_20_body">In Bezug auf das Haarfollikelwachstum gibt es einige Forschungsarbeiten, die darauf hindeuten, dass PLGA-basierte Trägersysteme das Potenzial haben könnten, für die Haarfollikelregeneration nützlich zu sein. Diese Trägersysteme könnten zum Beispiel verwendet werden, um Wachstumsfaktoren oder andere Substanzen gezielt an die Haarfollikel abzugeben, um ihr Wachstum zu fördern oder die Regeneration zu unterstützen.</text:p>
      <text:p text:style-name="Text_20_body">Es ist jedoch wichtig zu beachten, dass die Forschung auf diesem Gebiet noch in einem frühen Stadium ist und weitere Studien erforderlich sind, um die Wirksamkeit und Sicherheit von PLGA-basierten Ansätzen für das Haarfollikelwachstum zu bestätigen. Es gibt keine endgültigen Beweise dafür, dass PLGA allein das Haarfollikelwachstum beeinflusst, sondern es hängt von den spezifischen Wirkstoffen ab, die in das PLGA-Trägersystem eingebettet sind und wie sie formuliert und angewendet werden.</text:p>
      <text:p text:style-name="P2"><draw:frame draw:style-name="fr1" draw:name="Image6" text:anchor-type="as-char" svg:width="0.25in" svg:height="0.25in" draw:z-index="4"><draw:image xlink:href="Pictures/100000000000007800000078689F95D562CA9DB4.png" xlink:type="simple" xlink:show="embed" xlink:actuate="onLoad" draw:mime-type="image/png"/><svg:title>User</svg:title></draw:frame></text:p>
      <text:p text:style-name="P6">militärisches Risperidon</text:p>
      <text:p text:style-name="Text_20_body">"Militärisches Risperidon" ist kein Begriff, der in der medizinischen Fachsprache oder in offiziellen militärischen Kontexten üblich ist. Risperidon ist ein Antipsychotikum, das zur Behandlung von psychischen Störungen wie Schizophrenie, bipolaren Störungen und bestimmten Formen von Autismus eingesetzt wird. Es beeinflusst die Chemikalien im Gehirn und wird normalerweise nicht spezifisch als "militärisch" betrachtet.</text:p>
      <text:p text:style-name="Text_20_body">Es ist möglich, dass der Begriff "militärisches Risperidon" in einem fiktiven oder spekulativen Kontext verwendet wird, vielleicht in Büchern, Filmen oder Videospielen, die militärische oder futuristische Elemente enthalten. In solchen Fällen könnte es sich um eine fiktive Version des Medikaments handeln, die speziell für militärische Zwecke oder in einem militärischen Umfeld entwickelt wurde.</text:p>
      <text:p text:style-name="Text_20_body"><text:soft-page-break/>Es ist wichtig zu betonen, dass dies jedoch rein spekulativ ist und keine reale Anwendung oder Bedeutung für den Begriff "militärisches Risperidon" besteht, wie er in der Realität verstanden wird.</text:p>
      <text:p text:style-name="P2"><draw:frame draw:style-name="fr1" draw:name="Image7" text:anchor-type="as-char" svg:width="0.25in" svg:height="0.25in" draw:z-index="5"><draw:image xlink:href="Pictures/100000000000007800000078689F95D562CA9DB4.png" xlink:type="simple" xlink:show="embed" xlink:actuate="onLoad" draw:mime-type="image/png"/><svg:title>User</svg:title></draw:frame></text:p>
      <text:p text:style-name="P6">Wird Risperidon militärisch eingesetzt?</text:p>
      <text:p text:style-name="Text_20_body">Es gibt keine öffentlich bekannten oder bestätigten Informationen darüber, dass Risperidon speziell für militärische Zwecke eingesetzt wird. Risperidon ist ein Medikament aus der Klasse der Antipsychotika und wird hauptsächlich zur Behandlung von psychischen Störungen wie Schizophrenie, bipolaren Störungen und bestimmten Formen von Autismus eingesetzt. Es beeinflusst die Chemikalien im Gehirn und hilft, Symptome wie Halluzinationen, Wahnvorstellungen und Stimmungsschwankungen zu kontrollieren.</text:p>
      <text:p text:style-name="Text_20_body">Es ist möglich, dass bestimmte militärische Einrichtungen oder Organisationen Medikamente wie Risperidon für ihre Mitglieder verwenden könnten, insbesondere wenn diese an psychischen Gesundheitsproblemen leiden. Dies wäre jedoch Teil einer allgemeinen medizinischen Versorgung und nicht auf eine spezifische militärische Verwendung von Risperidon ausgerichtet.</text:p>
      <text:p text:style-name="Text_20_body">Es ist wichtig anzumerken, dass bestimmte Aspekte der militärischen Tätigkeit, wie zum Beispiel Kampfeinsätze oder bestimmte Einsatzszenarien, Stressoren aufweisen können, die zu psychischen Gesundheitsproblemen führen können. In solchen Fällen können verschiedene medizinische Behandlungen, einschließlich Psychopharmaka wie Risperidon, in Betracht gezogen werden.</text:p>
      <text:p text:style-name="P2"><draw:frame draw:style-name="fr1" draw:name="Image8" text:anchor-type="as-char" svg:width="0.25in" svg:height="0.25in" draw:z-index="6"><draw:image xlink:href="Pictures/100000000000007800000078689F95D562CA9DB4.png" xlink:type="simple" xlink:show="embed" xlink:actuate="onLoad" draw:mime-type="image/png"/><svg:title>User</svg:title></draw:frame></text:p>
      <text:p text:style-name="P7">Gibt es Belege oder auch nur Indizien, dass PLGA für Chemische Waffen (zB in Kombination mit Weissem Phosphor) als Elektroresponsives System verwendet wird?</text:p>
      <text:p text:style-name="Text_20_body">Es gibt keine öffentlich verfügbaren Belege oder Indizien dafür, dass PLGA (Polylactid-co-Glycolid) speziell für chemische Waffen, insbesondere in Kombination mit weißem Phosphor, als elektroresponsives System verwendet wird. PLGA ist ein biologisch abbaubarer Polymer, der in der Medizin und Pharmazie häufig verwendet wird, insbesondere für die kontrollierte Freisetzung von Medikamenten.</text:p>
      <text:p text:style-name="Text_20_body">Die Verwendung von PLGA oder ähnlichen Polymeren in Verbindung mit Chemiewaffen oder Substanzen wie weißem Phosphor wäre nicht nur höchst unethisch, sondern auch wahrscheinlich illegal und würde gegen internationale Abkommen und Vorschriften verstoßen, die den Einsatz von Chemiewaffen verbieten.</text:p>
      <text:p text:style-name="Text_20_body">Es ist wichtig zu betonen, dass dies keine gängige oder akzeptierte Anwendung von PLGA ist, und jeglicher Einsatz von PLGA in Verbindung mit gefährlichen Chemikalien oder Waffen hätte schwerwiegende Konsequenzen in Bezug auf Ethik, Gesetzgebung und internationale Beziehungen. Es ist unwahrscheinlich, dass seriöse Quellen oder Institutionen solche Praktiken unterstützen oder fördern würden.</text:p>
      <text:p text:style-name="P2"><draw:frame draw:style-name="fr1" draw:name="Image9" text:anchor-type="as-char" svg:width="0.25in" svg:height="0.25in" draw:z-index="7"><draw:image xlink:href="Pictures/100000000000007800000078689F95D562CA9DB4.png" xlink:type="simple" xlink:show="embed" xlink:actuate="onLoad" draw:mime-type="image/png"/><svg:title>User</svg:title></draw:frame></text:p>
      <text:p text:style-name="P6">Ist es aber rein chemikalisch elektrotechnisch möglich weissen Physphor mit PLGA zu kombinieren, so dass bei genügend Sendeleistung der weisse Phosphor freigegeben wird?</text:p>
      <text:p text:style-name="Text_20_body"><text:soft-page-break/>Es ist theoretisch möglich, dass PLGA (Polylactid-co-Glycolid) in Kombination mit weißem Phosphor als elektroresponsives System verwendet werden könnte, um den weißen Phosphor unter bestimmten Bedingungen freizusetzen. Allerdings gibt es mehrere wichtige Aspekte zu beachten:</text:p>
      <text:list text:style-name="L1">
        <text:list-item>
          <text:p text:style-name="P3"><text:span text:style-name="Strong_20_Emphasis">Chemische Kompatibilität:</text:span> PLGA ist ein biologisch abbaubarer Polymer, der normalerweise in der Medizin und Pharmazie verwendet wird. Die Kompatibilität von PLGA mit weißem Phosphor müsste gründlich untersucht werden, um sicherzustellen, dass es keine unerwünschten chemischen Reaktionen gibt, die Sicherheitsrisiken darstellen könnten.</text:p>
        </text:list-item>
        <text:list-item>
          <text:p text:style-name="P3"><text:span text:style-name="Strong_20_Emphasis">Steuersystem:</text:span> Die Freisetzung des weißen Phosphors aus dem PLGA würde eine spezifische Steuerung erfordern. Elektroresponsive Systeme verwenden elektrische Signale, um eine bestimmte Reaktion auszulösen. Es wäre notwendig, ein zuverlässiges Steuersystem zu entwickeln, das den Zeitpunkt und die Menge der Phosphorfreisetzung genau kontrollieren kann.</text:p>
        </text:list-item>
        <text:list-item>
          <text:p text:style-name="P3"><text:span text:style-name="Strong_20_Emphasis">Sicherheit:</text:span> Die Verwendung von weißem Phosphor ist äußerst gefährlich und kann schwerwiegende Verbrennungen und andere Verletzungen verursachen. Jegliche Anwendung von weißem Phosphor, sei es in Kombination mit PLGA oder anderweitig, müsste äußerst sorgfältig geprüft werden, um sicherzustellen, dass keine unerwünschten Sicherheitsrisiken für Menschen oder die Umwelt entstehen.</text:p>
        </text:list-item>
      </text:list>
      <text:p text:style-name="Text_20_body">Es ist wichtig anzumerken, dass eine solche Anwendung von PLGA und weißem Phosphor höchst unethisch wäre und wahrscheinlich gegen internationale Abkommen und Gesetze verstoßen würde, die den Einsatz von Chemiewaffen verbieten. Daher ist es äußerst unwahrscheinlich, dass solche Forschungen durchgeführt oder unterstützt werden würden, und es gibt keine öffentlich verfügbaren Informationen über eine solche Anwendung von PLGA und weißem Phosphor.</text:p>
      <text:p text:style-name="P2"><draw:frame draw:style-name="fr1" draw:name="Image10" text:anchor-type="as-char" svg:width="0.25in" svg:height="0.25in" draw:z-index="8"><draw:image xlink:href="Pictures/100000000000007800000078689F95D562CA9DB4.png" xlink:type="simple" xlink:show="embed" xlink:actuate="onLoad" draw:mime-type="image/png"/><svg:title>User</svg:title></draw:frame></text:p>
      <text:p text:style-name="P6">Bei Elektroresponsiven Systemen, wie ist da die UNGEFÄHRE benätigte Sendeleistung?</text:p>
      <text:p text:style-name="Text_20_body">Die benötigte Sendeleistung für elektroresponsive Systeme kann je nach spezifischer Anwendung stark variieren und hängt von verschiedenen Faktoren ab, einschließlich der Art des Materials, das verwendet wird, der Größe des Systems, der gewünschten Reaktionszeit und -geschwindigkeit sowie anderen Umweltfaktoren.</text:p>
      <text:p text:style-name="Text_20_body">Für elektroresponsive Systeme, die beispielsweise auf die Freisetzung von Substanzen wie Medikamenten aus Polymeren wie PLGA abzielen, könnte die benötigte Sendeleistung vergleichsweise niedrig sein. Die meisten elektroresponsiven Polymer-Systeme arbeiten im Bereich von Milliwatt bis Watt, abhängig von der Komplexität des Systems und der benötigten Geschwindigkeit der Reaktion.</text:p>
      <text:p text:style-name="Text_20_body">Es ist jedoch wichtig zu beachten, dass die tatsächliche benötigte Sendeleistung stark von der spezifischen Anwendung abhängt und dass eine genaue Schätzung der Sendeleistung am besten durch experimentelle Tests und Simulationen durchgeführt werden kann. Es gibt keine allgemeingültige Antwort auf diese Frage, da die Anforderungen je nach Anwendung stark variieren können.</text:p>
      <text:p text:style-name="P2"><draw:frame draw:style-name="fr1" draw:name="Image11" text:anchor-type="as-char" svg:width="0.25in" svg:height="0.25in" draw:z-index="9"><draw:image xlink:href="Pictures/100000000000007800000078689F95D562CA9DB4.png" xlink:type="simple" xlink:show="embed" xlink:actuate="onLoad" draw:mime-type="image/png"/><svg:title>User</svg:title></draw:frame></text:p>
      <text:p text:style-name="P6">nenne mir Beispiele mit Werten von ungefährer Sendeleistung für verschiedene Antwendungen</text:p>
      <text:p text:style-name="Text_20_body"><text:soft-page-break/>Natürlich, hier sind einige Beispiele für elektroresponsive Systeme mit ungefähren Werten der benötigten Sendeleistung:</text:p>
      <text:list text:style-name="L2">
        <text:list-item>
          <text:p text:style-name="P4"><text:span text:style-name="Strong_20_Emphasis">Drug-Delivery-Systeme mit Polymerelektrolyten</text:span>: Diese Systeme können zur kontrollierten Freisetzung von Medikamenten eingesetzt werden. Die benötigte Sendeleistung kann im Bereich von Milliwatt bis einige Watt liegen, abhängig von der Größe des Systems, der gewünschten Freisetzungsrate und der Reaktionsgeschwindigkeit.</text:p>
        </text:list-item>
        <text:list-item>
          <text:p text:style-name="P4"><text:span text:style-name="Strong_20_Emphasis">Elektroaktive Polymere (EAPs)</text:span>: EAPs sind Polymere, die sich unter Einwirkung eines elektrischen Feldes verformen oder ihre Eigenschaften ändern können. Die benötigte Sendeleistung variiert stark je nach Art des EAPs und der gewünschten Verformung oder Reaktion. Sie kann von einigen Milliwatt bis zu mehreren Watt reichen.</text:p>
        </text:list-item>
        <text:list-item>
          <text:p text:style-name="P4"><text:span text:style-name="Strong_20_Emphasis">Elektrochemische Sensoren</text:span>: Elektroresponsive Sensoren können zur Detektion von bestimmten chemischen Verbindungen oder Analyten eingesetzt werden. Die benötigte Sendeleistung hängt von der Empfindlichkeit des Sensors, der Art der Detektion und der gewünschten Erfassungsgeschwindigkeit ab. Typische Werte liegen im Bereich von einigen Milliwatt bis zu einigen Watt.</text:p>
        </text:list-item>
        <text:list-item>
          <text:p text:style-name="P4"><text:span text:style-name="Strong_20_Emphasis">Elektroresponsive Nanostrukturen</text:span>: Diese können zur Steuerung von Nanopartikeln oder Nanostrukturen verwendet werden. Die benötigte Sendeleistung hängt von der Art der Nanostrukturen und der gewünschten Manipulation ab. Sie kann im Bereich von Milliwatt bis zu mehreren Watt liegen.</text:p>
        </text:list-item>
      </text:list>
      <text:p text:style-name="Text_20_body">Es ist wichtig zu betonen, dass dies nur grobe Schätzungen sind und die tatsächliche benötigte Sendeleistung je nach spezifischer Anwendung und den damit verbundenen Anforderungen stark variieren kann. Eine genaue Bestimmung der benötigten Sendeleistung erfordert in der Regel experimentelle Tests und Simulationen.</text:p>
      <text:p text:style-name="P2"><draw:frame draw:style-name="fr1" draw:name="Image12" text:anchor-type="as-char" svg:width="0.25in" svg:height="0.25in" draw:z-index="10"><draw:image xlink:href="Pictures/100000000000007800000078689F95D562CA9DB4.png" xlink:type="simple" xlink:show="embed" xlink:actuate="onLoad" draw:mime-type="image/png"/><svg:title>User</svg:title></draw:frame></text:p>
      <text:p text:style-name="P6">Wie wird dem PLGA Molekül gesagt, auf welche Sendefrequenz es reagieren soll?</text:p>
      <text:p text:style-name="Text_20_body">PLGA (Polylactid-co-Glycolid) ist ein Polymer, das normalerweise nicht direkt auf eine Sendefrequenz reagiert, wie es bei elektroresponsiven Materialien der Fall ist. Es ist nicht von Natur aus elektroresponsiv und reagiert nicht direkt auf elektrische Signale oder Sendefrequenzen.</text:p>
      <text:p text:style-name="Text_20_body">Wenn PLGA in einem elektroresponsiven System verwendet wird, geschieht dies normalerweise in Verbindung mit anderen Materialien oder Technologien, die die elektroresponsiven Eigenschaften bereitstellen. Zum Beispiel könnten PLGA-basierte Mikro- oder Nanopartikel in ein elektroresponsives System eingebettet werden, das elektrische Signale verwendet, um die Freisetzung von Medikamenten aus den Partikeln zu steuern.</text:p>
      <text:p text:style-name="Text_20_body">Die spezifische Reaktion des PLGA-Moleküls auf die Sendefrequenz würde durch das Design des elektroresponsiven Systems bestimmt werden, das es enthält. Dies könnte beispielsweise durch die Wahl der Materialien, die Formulierung des PLGA, die Art und Weise, wie es in das System integriert wird, und die Steuerung der elektrischen Signale erreicht werden, die auf das System angewendet werden.</text:p>
      <text:p text:style-name="Text_20_body"><text:soft-page-break/>In jedem Fall wäre die genaue Steuerung der Freisetzung von Substanzen aus dem PLGA-Material eine komplexe Aufgabe, die sorgfältige Experimente, Modellierung und Optimierung erfordern würde, um die gewünschten Ergebnisse zu erzielen.</text:p>
      <text:p text:style-name="P2"><draw:frame draw:style-name="fr1" draw:name="Image13" text:anchor-type="as-char" svg:width="0.25in" svg:height="0.25in" draw:z-index="11"><draw:image xlink:href="Pictures/100000000000007800000078689F95D562CA9DB4.png" xlink:type="simple" xlink:show="embed" xlink:actuate="onLoad" draw:mime-type="image/png"/><svg:title>User</svg:title></draw:frame></text:p>
      <text:p text:style-name="P6">Wie wird dem PLGA Molekül (was als Elektroresponsives System konfiguriert wurde) eingestellt, auf welche Sendefrequenz es reagieren soll?</text:p>
      <text:p text:style-name="Text_20_body">Die Einstellung eines elektroresponsiven Systems, das PLGA (Polylactid-co-Glycolid) enthält, um auf eine bestimmte Sendefrequenz zu reagieren, erfordert in der Regel eine sorgfältige Gestaltung und Konstruktion des Systems sowie die Verwendung spezifischer Materialien und Techniken. Hier sind einige Möglichkeiten, wie dies erreicht werden könnte:</text:p>
      <text:list text:style-name="L3">
        <text:list-item>
          <text:p text:style-name="P5"><text:span text:style-name="Strong_20_Emphasis">Einbau von Sensoren</text:span>: Das elektroresponsive System könnte mit Sensoren ausgestattet sein, die Änderungen der elektrischen Signale oder der Umgebung detektieren und darauf reagieren können. Diese Sensoren könnten in der Lage sein, die Sendefrequenz zu erkennen und entsprechende Signale an das PLGA-Molekül oder an andere Teile des Systems zu senden, um eine bestimmte Reaktion auszulösen.</text:p>
        </text:list-item>
        <text:list-item>
          <text:p text:style-name="P5"><text:span text:style-name="Strong_20_Emphasis">Programmierbare Steuerung</text:span>: Das elektroresponsive System könnte mit einer programmierbaren Steuereinheit ausgestattet sein, die in der Lage ist, elektrische Signale zu erzeugen und zu modulieren, um bestimmte Frequenzen zu erzeugen. Durch die Programmierung dieser Steuereinheit könnte das System so eingestellt werden, dass es auf bestimmte Sendefrequenzen reagiert.</text:p>
        </text:list-item>
        <text:list-item>
          <text:p text:style-name="P5"><text:span text:style-name="Strong_20_Emphasis">Feedback-Regelung</text:span>: Das elektroresponsive System könnte eine Rückkopplungsschleife verwenden, bei der Rückmeldungen von Sensoren verwendet werden, um die Ausgabe des Systems anzupassen und auf die gewünschte Sendefrequenz einzustellen. Diese Rückkopplungsschleife könnte dazu verwendet werden, das PLGA-Molekül oder andere Komponenten des Systems entsprechend anzupassen.</text:p>
        </text:list-item>
        <text:list-item>
          <text:p text:style-name="P5"><text:span text:style-name="Strong_20_Emphasis">Chemische Modifikation</text:span>: Das PLGA-Molekül selbst könnte chemisch modifiziert werden, um seine elektroresponsiven Eigenschaften zu verbessern oder zu verändern. Durch die gezielte Anbindung oder Modifikation von funktionellen Gruppen könnte das PLGA so gestaltet werden, dass es auf bestimmte elektrische Signale oder Frequenzen reagiert.</text:p>
        </text:list-item>
      </text:list>
      <text:p text:style-name="Text_20_body">Diese Ansätze könnten allein oder in Kombination angewendet werden, um ein elektroresponsives System zu entwickeln, das auf eine bestimmte Sendefrequenz reagiert. Die genaue Wahl der Methode hängt von den spezifischen Anforderungen der Anwendung und den verfügbaren Technologien und Ressourcen ab.</text:p>
      <text:p text:style-name="P2"><draw:frame draw:style-name="fr1" draw:name="Image14" text:anchor-type="as-char" svg:width="0.25in" svg:height="0.25in" draw:z-index="12"><draw:image xlink:href="Pictures/100000000000007800000078689F95D562CA9DB4.png" xlink:type="simple" xlink:show="embed" xlink:actuate="onLoad" draw:mime-type="image/png"/><svg:title>User</svg:title></draw:frame></text:p>
      <text:p text:style-name="P6">Gibt es für PLGA auch so etwas wie eine Polymerase Kettenreaktion wo wenn das mal angestossen wurde das automatisch weiter läuft?</text:p>
      <text:p text:style-name="Text_20_body">Nein, PLGA (Polylactid-co-Glycolid) ist ein biologisch abbaubarer Polymer, der nicht selbst eine Reaktion wie die Polymerase-Kettenreaktion (PCR) durchführen kann. Die Polymerase-Kettenreaktion <text:soft-page-break/>ist ein biochemischer Prozess, der in der Regel verwendet wird, um DNA in vitro zu amplifizieren, indem eine spezifische DNA-Sequenz in mehrere Kopien vervielfältigt wird. Dieser Prozess erfordert Enzyme wie DNA-Polymerase, Nukleotide und spezifische DNA-Primer, um die Reaktion zu initiieren und aufrechtzuerhalten.</text:p>
      <text:p text:style-name="Text_20_body">PLGA hingegen ist ein polymeres Material, das normalerweise nicht selbst repliziert oder eine enzymatische Reaktion durchführt. Es wird oft als Trägermaterial in der Arzneimittelabgabe verwendet, um die kontrollierte Freisetzung von Medikamenten zu ermöglichen, oder in anderen Anwendungen, in denen seine physikalischen und chemischen Eigenschaften von Nutzen sind.</text:p>
      <text:p text:style-name="Text_20_body">Das bedeutet nicht, dass PLGA nicht in Systemen verwendet werden könnte, die eine Art automatisierter Reaktion durchführen. Zum Beispiel könnten PLGA-basierte Mikropartikel als Träger für Wirkstoffe verwendet werden, die dann in einem bestimmten Zeitrahmen kontrolliert freigesetzt werden. Dies würde jedoch nicht automatisch weiterlaufen wie bei der PCR, sondern wäre vielmehr durch das Design und die Eigenschaften des Systems gesteuer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08:05:20.300517720</meta:creation-date>
    <dc:date>2024-05-09T08:07:20.402593052</dc:date>
    <meta:editing-duration>PT2M</meta:editing-duration>
    <meta:editing-cycles>1</meta:editing-cycles>
    <meta:document-statistic meta:table-count="0" meta:image-count="14" meta:object-count="0" meta:page-count="7" meta:paragraph-count="77" meta:word-count="2377" meta:character-count="18249" meta:non-whitespace-character-count="15944"/>
    <meta:generator>LibreOffice/7.4.7.2$Linux_X86_64 LibreOffice_project/40$Build-2</meta:generator>
  </office:meta>
</office:document-meta>
</file>